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030071" officeooo:paragraph-rsid="00030071"/>
    </style:style>
    <style:style style:name="P3" style:family="paragraph" style:parent-style-name="Text_20_body" style:list-style-name="L1">
      <style:text-properties officeooo:rsid="00062ed3" officeooo:paragraph-rsid="00062ed3"/>
    </style:style>
    <style:style style:name="P4" style:family="paragraph" style:parent-style-name="Text_20_body" style:list-style-name="L1">
      <style:text-properties officeooo:rsid="00082d82" officeooo:paragraph-rsid="00082d82"/>
    </style:style>
    <style:style style:name="T1" style:family="text">
      <style:text-properties officeooo:rsid="00043d4a"/>
    </style:style>
    <style:style style:name="T2" style:family="text">
      <style:text-properties officeooo:rsid="00051985"/>
    </style:style>
    <style:style style:name="T3" style:family="text">
      <style:text-properties officeooo:rsid="0005aa1f"/>
    </style:style>
    <style:style style:name="T4" style:family="text">
      <style:text-properties officeooo:rsid="00065104"/>
    </style:style>
    <style:style style:name="T5" style:family="text">
      <style:text-properties officeooo:rsid="000989df"/>
    </style:style>
    <style:style style:name="T6" style:family="text">
      <style:text-properties officeooo:rsid="000afaf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omans 8:1-17</text:h>
      <text:h text:style-name="Heading_20_2" text:outline-level="2"><text:bookmark text:name="en-GNT-31152"/>Life in the Spirit</text:h>
      <text:list xml:id="list1074202880" text:style-name="L1">
        <text:list-item>
          <text:p text:style-name="P1">There is no condemnation now for those who live in union with Christ Jesus. For the law of the Spirit, which brings us life in union with Christ Jesus, has set me free from the law of sin and death. What the Law could not do, because human nature was weak, God did. He condemned sin in human nature by sending his own Son, who came with a nature like our sinful nature, to do away with sin. God did this so that the righteous demands of the Law might be fully satisfied in us who live according to the Spirit, and not according to human nature. Those who live as their human nature tells them to, have their minds controlled by what human nature wants. Those who live as the Spirit tells them to, have their minds controlled by what the Spirit wants. To be controlled by human nature results in death; to be controlled by the Spirit results in life and peace. And so people become enemies of God when they are controlled by their human nature; for they do not obey God's law, and in fact they cannot obey it. Those who obey their human nature cannot please God. But you do not live as your human nature tells you to; instead, you live as the Spirit tells you to—if, in fact, God's Spirit lives in you. Whoever does not have the Spirit of Christ does not belong to him. <text:bookmark text:name="en-GNT-31161"/>But if Christ lives in you, the Spirit is life for you because you have been put right with God, even though your bodies are going to die because of sin. <text:bookmark text:name="en-GNT-31162"/>If the Spirit of God, who raised Jesus from death, lives in you, then he who raised Christ from death will also give life to your mortal bodies by the presence of his Spirit in you.<text:bookmark text:name="en-GNT-31163"/> So then, my friends, we have an obligation, but it is not to live as our human nature wants us to. <text:bookmark text:name="en-GNT-31164"/>For if you live according to your human nature, you are going to die; but if by the Spirit you put to death your sinful actions, you will live. <text:bookmark text:name="en-GNT-31165"/>Those who are led by God's Spirit are God's children. <text:bookmark text:name="en-GNT-31166"/>For the Spirit that God has given you does not make you slaves and cause you to be afraid; instead, the Spirit makes you God's children, and by the Spirit's power we cry out to God, “Father! my Father!” <text:bookmark text:name="en-GNT-31167"/>God's Spirit joins himself to our spirits to declare that we are God's children.<text:bookmark text:name="en-GNT-31168"/> Since we are his children, we will possess the blessings he keeps for his people, and we will also possess with Christ what God has kept for him; for if we share Christ's suffering, we will also share his glory.</text:p>
        </text:list-item>
        <text:list-item>
          <text:p text:style-name="P2">Now that we live in union with Christ through our faith <text:span text:style-name="T2">in him</text:span>, there is no condemnation. <text:span text:style-name="T1">We’re freed from the law of sin which leads to death. </text:span><text:span text:style-name="T3">We now live in the Spirit and it enables to overcome the desires of the nature; our lives are now being controlled by the Spirit and not by our human nature.</text:span></text:p>
        </text:list-item>
        <text:list-item>
          <text:p text:style-name="P3">When we’<text:span text:style-name="T5">re controlled by</text:span> the Spirit we can please God, we’<text:span text:style-name="T4">re</text:span> nolonger slaves <text:span text:style-name="T5">to sin, </text:span>we don’t live in fear <text:span text:style-name="T6">and </text:span><text:span text:style-name="T4">we’re now able to perform the righteous demands of the Law which our human nature can’t because it’s weak.</text:span></text:p>
        </text:list-item>
        <text:list-item>
          <text:p text:style-name="P4">The Spirit is God’s mark that we’re his children, when we cry to him we’re connected to him through the Spirit. Now that we’re his children, we posses the blessings he keeps for his people and also posses with Christ what God has kept for him. If we share Christ’s suffering, we’ll also share his glory.</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9T08:14:07.768337379</meta:creation-date>
    <dc:date>2021-07-29T08:51:59.825703817</dc:date>
    <meta:editing-duration>PT37M47S</meta:editing-duration>
    <meta:editing-cycles>11</meta:editing-cycles>
    <meta:generator>LibreOffice/6.4.7.2$Linux_X86_64 LibreOffice_project/40$Build-2</meta:generator>
    <meta:document-statistic meta:table-count="0" meta:image-count="0" meta:object-count="0" meta:page-count="1" meta:paragraph-count="6" meta:word-count="629" meta:character-count="3253" meta:non-whitespace-character-count="2635"/>
  </office:meta>
</office:document-meta>
</file>